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169c" officeooo:paragraph-rsid="001f169c"/>
    </style:style>
    <style:style style:name="P5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6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169c"/>
    </style:style>
    <style:style style:name="T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8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66059929" text:style-name="Outline">
        <text:list-item>
          <text:h text:style-name="P4" text:outline-level="1">AppBar Customizad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text:span text:style-name="T4">Customizar appBar</text:span></text:p>
      <text:p text:style-name="Standard"/>
      <text:p text:style-name="Standard">F.Creación: <text:span text:style-name="T4">25-10</text:span>-2018</text:p>
      <text:p text:style-name="Standard"/>
      <text:p text:style-name="P1">Programa:<text:tab/></text:p>
      <text:p text:style-name="P1"/>
      <text:p text:style-name="P1">Fuente:<text:tab/><text:a xlink:type="simple" xlink:href="https://stackoverflow.com/questions/43981406/how-to-center-the-title-of-an-appbar" text:style-name="Internet_20_link" text:visited-style-name="Visited_20_Internet_20_Link"><text:span text:style-name="T4">StackOverflow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<text:span text:style-name="Source_20_Text"><text:span text:style-name="T5">appBar:</text:span></text:span><text:span text:style-name="Source_20_Text"><text:span text:style-name="T6"> </text:span></text:span><text:span text:style-name="Source_20_Text"><text:span text:style-name="T8">AppBar</text:span></text:span><text:span text:style-name="Source_20_Text"><text:span text:style-name="T5">(</text:span></text:span></text:p>
      <text:p text:style-name="P5"><text:span text:style-name="Source_20_Text"><text:span text:style-name="T7"><text:s text:c="10"/></text:span></text:span><text:span text:style-name="Source_20_Text"><text:span text:style-name="T5">title:</text:span></text:span><text:span text:style-name="Source_20_Text"><text:span text:style-name="T6"> </text:span></text:span><text:span text:style-name="Source_20_Text"><text:span text:style-name="T8">Row</text:span></text:span><text:span text:style-name="Source_20_Text"><text:span text:style-name="T5">(</text:span></text:span></text:p>
      <text:p text:style-name="P5"><text:span text:style-name="Source_20_Text"><text:span text:style-name="T7"><text:s text:c="12"/></text:span></text:span><text:span text:style-name="Source_20_Text"><text:span text:style-name="T5">mainAxisAlignment:</text:span></text:span><text:span text:style-name="Source_20_Text"><text:span text:style-name="T6"> </text:span></text:span><text:span text:style-name="Source_20_Text"><text:span text:style-name="T8">MainAxisAlignment</text:span></text:span><text:span text:style-name="Source_20_Text"><text:span text:style-name="T5">.center,</text:span></text:span></text:p>
      <text:p text:style-name="P5"><text:span text:style-name="Source_20_Text"><text:span text:style-name="T7"><text:s text:c="12"/></text:span></text:span><text:span text:style-name="Source_20_Text"><text:span text:style-name="T5">children:</text:span></text:span><text:span text:style-name="Source_20_Text"><text:span text:style-name="T6"> </text:span></text:span><text:span text:style-name="Source_20_Text"><text:span text:style-name="T5">[</text:span></text:span></text:p>
      <text:p text:style-name="P5"><text:span text:style-name="Source_20_Text"><text:span text:style-name="T7"><text:s text:c="14"/></text:span></text:span><text:span text:style-name="Source_20_Text"><text:span text:style-name="T8">Icon</text:span></text:span><text:span text:style-name="Source_20_Text"><text:span text:style-name="T5">(</text:span></text:span></text:p>
      <text:p text:style-name="P5"><text:span text:style-name="Source_20_Text"><text:span text:style-name="T7"><text:s text:c="16"/></text:span></text:span><text:span text:style-name="Source_20_Text"><text:span text:style-name="T8">Icons</text:span></text:span><text:span text:style-name="Source_20_Text"><text:span text:style-name="T5">.your_app_icon,</text:span></text:span></text:p>
      <text:p text:style-name="P5"><text:span text:style-name="Source_20_Text"><text:span text:style-name="T7"><text:s text:c="16"/></text:span></text:span><text:span text:style-name="Source_20_Text"><text:span text:style-name="T5">color:</text:span></text:span><text:span text:style-name="Source_20_Text"><text:span text:style-name="T6"> </text:span></text:span><text:span text:style-name="Source_20_Text"><text:span text:style-name="T8">Colors</text:span></text:span><text:span text:style-name="Source_20_Text"><text:span text:style-name="T5">.green[</text:span></text:span><text:span text:style-name="Source_20_Text"><text:span text:style-name="T9">500</text:span></text:span><text:span text:style-name="Source_20_Text"><text:span text:style-name="T5">],</text:span></text:span></text:p>
      <text:p text:style-name="P5"><text:span text:style-name="Source_20_Text"><text:span text:style-name="T7"><text:s text:c="14"/></text:span></text:span><text:span text:style-name="Source_20_Text"><text:span text:style-name="T5">),</text:span></text:span></text:p>
      <text:p text:style-name="P5"><text:span text:style-name="Source_20_Text"><text:span text:style-name="T7"><text:s text:c="14"/></text:span></text:span><text:span text:style-name="Source_20_Text"><text:span text:style-name="T8">Container</text:span></text:span><text:span text:style-name="Source_20_Text"><text:span text:style-name="T5">(</text:span></text:span></text:p>
      <text:p text:style-name="P5"><text:span text:style-name="Source_20_Text"><text:span text:style-name="T7"><text:s text:c="18"/></text:span></text:span><text:span text:style-name="Source_20_Text"><text:span text:style-name="T5">padding:</text:span></text:span><text:span text:style-name="Source_20_Text"><text:span text:style-name="T6"> </text:span></text:span><text:span text:style-name="Source_20_Text"><text:span text:style-name="T10">const</text:span></text:span><text:span text:style-name="Source_20_Text"><text:span text:style-name="T6"> </text:span></text:span><text:span text:style-name="Source_20_Text"><text:span text:style-name="T8">EdgeInsets</text:span></text:span><text:span text:style-name="Source_20_Text"><text:span text:style-name="T5">.all(</text:span></text:span><text:span text:style-name="Source_20_Text"><text:span text:style-name="T9">8.0</text:span></text:span><text:span text:style-name="Source_20_Text"><text:span text:style-name="T5">),</text:span></text:span><text:span text:style-name="Source_20_Text"><text:span text:style-name="T6"> </text:span></text:span><text:span text:style-name="Source_20_Text"><text:span text:style-name="T5">child:</text:span></text:span><text:span text:style-name="Source_20_Text"><text:span text:style-name="T6"> </text:span></text:span><text:span text:style-name="Source_20_Text"><text:span text:style-name="T8">Text</text:span></text:span><text:span text:style-name="Source_20_Text"><text:span text:style-name="T5">(</text:span></text:span><text:span text:style-name="Source_20_Text"><text:span text:style-name="T9">'YourAppTitle'</text:span></text:span><text:span text:style-name="Source_20_Text"><text:span text:style-name="T5">))</text:span></text:span></text:p>
      <text:p text:style-name="P5"><text:span text:style-name="Source_20_Text"><text:span text:style-name="T7"><text:s text:c="12"/></text:span></text:span><text:span text:style-name="Source_20_Text"><text:span text:style-name="T5">],</text:span></text:span></text:p>
      <text:p text:style-name="P6"/>
      <text:p text:style-name="P5"><text:span text:style-name="Source_20_Text"><text:span text:style-name="T7"><text:s text:c="10"/></text:span></text:span><text:span text:style-name="Source_20_Text"><text:span text:style-name="T5">),</text:span></text:span></text:p>
      <text:p text:style-name="P5"><text:span text:style-name="Source_20_Text"><text:span text:style-name="T7"><text:s text:c="2"/></text:span></text:span><text:span text:style-name="Source_20_Text"><text:span text:style-name="T5">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25T16:16:14.283000000</meta:creation-date>
    <meta:editing-duration>PT7M21S</meta:editing-duration>
    <meta:generator>LibreOffice/6.1.0.3$Windows_X86_64 LibreOffice_project/efb621ed25068d70781dc026f7e9c5187a4decd1</meta:generator>
    <dc:date>2018-10-25T16:21:02.200000000</dc:date>
    <meta:document-statistic meta:table-count="0" meta:image-count="0" meta:object-count="0" meta:page-count="2" meta:paragraph-count="22" meta:word-count="41" meta:character-count="531" meta:non-whitespace-character-count="3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